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officeooo:rsid="0026767d" officeooo:paragraph-rsid="0026767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weight="bold" officeooo:rsid="0026767d" officeooo:paragraph-rsid="0026767d" style:font-weight-asian="bold" style:font-weight-complex="bold"/>
    </style:style>
    <style:style style:name="P3" style:family="paragraph" style:parent-style-name="Standard">
      <style:text-properties style:font-name="Calibri" fo:font-weight="bold" officeooo:rsid="001a09d5" officeooo:paragraph-rsid="001a09d5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libri" fo:font-weight="bold" officeooo:rsid="001a09d5" officeooo:paragraph-rsid="001a09d5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" fo:font-weight="bold" officeooo:rsid="001a09d5" officeooo:paragraph-rsid="0027e1f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" fo:font-weight="bold" officeooo:rsid="001ab1ea" officeooo:paragraph-rsid="001ab1ea" style:font-weight-asian="bold" style:font-weight-complex="bold"/>
    </style:style>
    <style:style style:name="P7" style:family="paragraph" style:parent-style-name="Standard">
      <style:text-properties style:font-name="Calibri" fo:font-weight="bold" officeooo:rsid="001e9af2" officeooo:paragraph-rsid="001e9af2" style:font-weight-asian="bold" style:font-weight-complex="bold"/>
    </style:style>
    <style:style style:name="P8" style:family="paragraph" style:parent-style-name="Standard">
      <style:paragraph-properties>
        <style:tab-stops>
          <style:tab-stop style:position="1.249cm"/>
        </style:tab-stops>
      </style:paragraph-properties>
      <style:text-properties style:font-name="Calibri" fo:font-weight="bold" officeooo:rsid="001e9af2" officeooo:paragraph-rsid="001e9af2" style:font-weight-asian="bold" style:font-weight-complex="bold"/>
    </style:style>
    <style:style style:name="P9" style:family="paragraph" style:parent-style-name="Standard">
      <style:text-properties style:font-name="Calibri" fo:font-weight="bold" officeooo:rsid="00207e42" officeooo:paragraph-rsid="00207e42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" fo:font-weight="bold" officeooo:rsid="0027e1f9" officeooo:paragraph-rsid="0027e1f9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 fo:font-weight="bold" officeooo:rsid="001a09d5" officeooo:paragraph-rsid="001a09d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a09d5" officeooo:paragraph-rsid="001a09d5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ab1ea" officeooo:paragraph-rsid="001ab1ea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28c3f1" officeooo:paragraph-rsid="0028c3f1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db6ac" officeooo:paragraph-rsid="001db6a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 style:text-underline-style="none" fo:font-weight="normal" officeooo:rsid="002c3d87" officeooo:paragraph-rsid="002c3d8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" style:text-underline-style="none" fo:font-weight="normal" officeooo:rsid="002c95df" officeooo:paragraph-rsid="002c95df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alibri" style:text-underline-style="none" fo:font-weight="bold" officeooo:rsid="002c3d87" officeooo:paragraph-rsid="002c3d87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paragraph-rsid="002c8689"/>
    </style:style>
    <style:style style:name="P20" style:family="paragraph" style:parent-style-name="Standard">
      <style:paragraph-properties fo:text-align="start" style:justify-single-word="false"/>
      <style:text-properties style:font-name="Calibri" officeooo:paragraph-rsid="002c8689"/>
    </style:style>
    <style:style style:name="P21" style:family="paragraph" style:parent-style-name="Standard">
      <loext:graphic-properties draw:fill="none"/>
      <style:paragraph-properties fo:margin-left="0cm" fo:margin-right="-0.4cm" fo:text-indent="0cm" style:auto-text-indent="false" fo:background-color="transparent">
        <style:tab-stops>
          <style:tab-stop style:position="1.588cm"/>
        </style:tab-stops>
      </style:paragraph-properties>
      <style:text-properties style:font-name="Calibri" fo:font-weight="bold" officeooo:rsid="002f86ab" officeooo:paragraph-rsid="002f86ab" style:font-weight-asian="bold" style:font-weight-complex="bold"/>
    </style:style>
    <style:style style:name="P22" style:family="paragraph" style:parent-style-name="Standard" style:master-page-name="">
      <loext:graphic-properties draw:fill="none"/>
      <style:paragraph-properties fo:margin-left="0cm" fo:margin-right="-0.4cm" fo:text-indent="0cm" style:auto-text-indent="false" style:page-number="auto" fo:background-color="transparent">
        <style:tab-stops>
          <style:tab-stop style:position="1.588cm"/>
        </style:tab-stops>
      </style:paragraph-properties>
      <style:text-properties style:font-name="Calibri" fo:font-weight="bold" officeooo:rsid="001e9af2" officeooo:paragraph-rsid="001e9af2" style:font-weight-asian="bold" style:font-weight-complex="bold"/>
    </style:style>
    <style:style style:name="T1" style:family="text">
      <style:text-properties officeooo:rsid="001ab1ea"/>
    </style:style>
    <style:style style:name="T2" style:family="text">
      <style:text-properties officeooo:rsid="001db6ac"/>
    </style:style>
    <style:style style:name="T3" style:family="text">
      <style:text-properties officeooo:rsid="001e9af2"/>
    </style:style>
    <style:style style:name="T4" style:family="text">
      <style:text-properties officeooo:rsid="00207e42"/>
    </style:style>
    <style:style style:name="T5" style:family="text">
      <style:text-properties officeooo:rsid="0021f1f0"/>
    </style:style>
    <style:style style:name="T6" style:family="text">
      <style:text-properties officeooo:rsid="0029ce9a"/>
    </style:style>
    <style:style style:name="T7" style:family="text">
      <style:text-properties style:font-name="Calibri"/>
    </style:style>
    <style:style style:name="T8" style:family="text">
      <style:text-properties style:font-name="Calibri" style:text-underline-style="none" fo:font-weight="normal" officeooo:rsid="002c8689" style:font-weight-asian="normal" style:font-weight-complex="normal"/>
    </style:style>
    <style:style style:name="T9" style:family="text">
      <style:text-properties officeooo:rsid="002c95df"/>
    </style:style>
    <style:style style:name="T10" style:family="text">
      <style:text-properties officeooo:rsid="002f86ab"/>
    </style:style>
    <style:style style:name="T11" style:family="text">
      <style:text-properties officeooo:rsid="003295d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ARIO DE CONFINAMIENTO<text:span text:style-name="T10"> marzo 2020</text:span></text:p>
      <text:p text:style-name="P2"/>
      <text:p text:style-name="P9">miércoles<text:tab/>11 de marzo <text:tab/>Declaración del coronavirus pandemia mundial </text:p>
      <text:p text:style-name="P3">viernes <text:span text:style-name="T3"><text:s text:c="3"/><text:tab/></text:span>13 de marzo <text:span text:style-name="T3"><text:tab/>Suspensión de clases</text:span></text:p>
      <text:p text:style-name="P7">sábado <text:s text:c="3"/><text:span text:style-name="T4"><text:tab/></text:span>14 de marzo <text:tab/>Decretado el estado de alarma<text:span text:style-name="T11"> 15 días</text:span></text:p>
      <text:p text:style-name="P8">domingo <text:span text:style-name="T4"><text:tab/></text:span>15 de marzo <text:tab/><text:span text:style-name="T5">Instrucciones Consejería de Educación. Centros cerrados.</text:span><text:tab/></text:p>
      <text:p text:style-name="P22">lunes <text:s text:c="6"/><text:span text:style-name="T4"><text:tab/></text:span>16 de marzo <text:tab/>Suspendida libre circulación activos los controles de fronteras </text:p>
      <text:p text:style-name="P21">Domingo<text:tab/>22 de marzo <text:tab/>Decretada continuación del estado de alarma<text:span text:style-name="T11"> 15 días mas </text:span></text:p>
      <text:p text:style-name="P3"/>
      <text:p text:style-name="P5">Este documento nos servirá como testimonio vivido por la primera promoción 20<text:span text:style-name="T4">19</text:span>/2<text:span text:style-name="T4">0</text:span> del ciclo formativo de grado superior 'Desarrollo de Aplicaciones Multiplataforma" <text:span text:style-name="T4">del IES Pablo Picasso durante</text:span> la situación <text:span text:style-name="T4">de confinamiento tras decretarse el estado de alarma </text:span>en España.<text:span text:style-name="T1"> </text:span></text:p>
      <text:p text:style-name="P5"/>
      <text:p text:style-name="P10">"Aunque nos pese estamos haciendo historia"</text:p>
      <text:p text:style-name="P4"/>
      <text:p text:style-name="P6">Cada alumno/a debe poner en el documento una pequeña reflexión sobre los momentos que estamos viviendo.</text:p>
      <text:p text:style-name="P4"/>
      <text:p text:style-name="P11">Isa Hermoso</text:p>
      <text:p text:style-name="P11"/>
      <text:p text:style-name="P14">16/3/2020</text:p>
      <text:p text:style-name="P14"/>
      <text:p text:style-name="P12">Llevabamos cuatro años solicitando la implantación del ciclo formativo de grado superior<text:span text:style-name="T4"> en modalidad dual</text:span>, y en el 2020 por fin llegó. Con prisas, sin dotación económica, sin equipos informáticos... pero al fin llegó.<text:span text:style-name="T10"> Que bien que llegó hasta mi querida amiga Isa.</text:span></text:p>
      <text:p text:style-name="P12">Obra express, arreglo del aula, todo preparado in extremis.. Esperando al alumnado que<text:span text:style-name="T1">..</text:span> por fin llegó<text:span text:style-name="T1">. Una estupenda promoción con mucha buena gente, genial ambiente de trabajo, el profesorado feliz, el alumnado contento, las empresas con duales en marcha ... y el coronavirus también llegó. </text:span></text:p>
      <text:p text:style-name="P12"/>
      <text:p text:style-name="P13">No lo esperabamos pero se invitó. Así que aquí estamos confinados cada uno en su casa y haciendo un<text:span text:style-name="T2">a</text:span> práctica de control de versiones con Github. <text:span text:style-name="T2">El argumento es de una película de ciencia ficción y reitera mi dicho 'en un segundo cambia todo'.</text:span></text:p>
      <text:p text:style-name="P13"/>
      <text:p text:style-name="P15">Debemos tomar esto como una llamada de atención y un parar<text:span text:style-name="T4">,</text:span> ver hacia donde nos dirigimos y de qué manera. Empezamos el curso proponiendo una visita a la fábrica de cerveza Victoria y en cuanto podamos allí brindaremos y celebraremos que todo ha salido bien porque #todosnosquedamosencasa.</text:p>
      <text:p text:style-name="P15"/>
      <text:p text:style-name="P14">Posdata: ¿La silla maldita tendrá algo que ver en esto?<text:span text:style-name="T6"> <text:s/>Volveremos.</text:span></text:p>
      <text:p text:style-name="P14"/>
      <text:p text:style-name="P18">PRACTICA 5: Diario de confinamiento </text:p>
      <text:p text:style-name="P18"/>
      <text:p text:style-name="P19"><text:span text:style-name="T8">1. Hazte una copia del repositorio público <text:s/></text:span><text:a xlink:type="simple" xlink:href="https://github.com/adaiespablopicasso/diarioconfinamiento" text:style-name="Internet_20_link" text:visited-style-name="Visited_20_Internet_20_Link"><text:span text:style-name="T7">https://github.com/adaiespablopicasso/diarioconfinamiento</text:span></text:a><text:span text:style-name="T7"> </text:span></text:p>
      <text:p text:style-name="P20"/>
      <text:p text:style-name="P16"><text:span text:style-name="T9">2. </text:span>Aporta tu reflexión al diario de confinamiento </text:p>
      <text:p text:style-name="P16"/>
      <text:p text:style-name="P17">3. Comunica al usuario adaiespablopicasso que has realizado tu aportación y que acepte los cambio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Calibri" fo:font-weight="bold" officeooo:rsid="0026767d" officeooo:paragraph-rsid="0026767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41cm" fo:margin-bottom="0.95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207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º DAM <text:tab/><text:tab/><text:tab/><text:tab/><text:tab/><text:tab/><text:tab/><text:tab/><text:tab/>IES PABLO PICASSO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6T20:21:35.205000000</meta:creation-date>
    <dc:date>2020-03-22T18:43:19.785000000</dc:date>
    <meta:editing-duration>PT1H44M47S</meta:editing-duration>
    <meta:editing-cycles>12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22" meta:word-count="362" meta:character-count="2371" meta:non-whitespace-character-count="1989"/>
  </office:meta>
</office:document-meta>
</file>